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1000001DB7BDAAB2E3E8383A5.png" manifest:media-type="image/png"/>
  <manifest:file-entry manifest:full-path="Pictures/10000000000002F1000001DBFF27A50B74177E75.png" manifest:media-type="image/png"/>
  <manifest:file-entry manifest:full-path="Pictures/10000001000000550000002DA8959F14008BF679.png" manifest:media-type="image/png"/>
  <manifest:file-entry manifest:full-path="Pictures/100001E8000008CB000004A51C064E44593DEEE7.emf" manifest:media-type="image/x-emf"/>
  <manifest:file-entry manifest:full-path="Pictures/10000000000002F2000001DC98A2F0DF954A0248.png" manifest:media-type="image/png"/>
  <manifest:file-entry manifest:full-path="Pictures/10000000000005E200000465B316BB00E2644663.jpg" manifest:media-type="image/jpeg"/>
  <manifest:file-entry manifest:full-path="Pictures/10000000000002F1000001DB7EF2D3B0303832FE.png" manifest:media-type="image/png"/>
  <manifest:file-entry manifest:full-path="Pictures/10000000000002F1000001DBFE9B12984972740C.png" manifest:media-type="image/png"/>
  <manifest:file-entry manifest:full-path="Pictures/1000000000000304000001E79AB01F002C3A226E.png" manifest:media-type="image/png"/>
  <manifest:file-entry manifest:full-path="Pictures/10000001000003CE00000201C866F35E4588B9C3.png" manifest:media-type="image/png"/>
  <manifest:file-entry manifest:full-path="Pictures/1000000000000305000001E84879E984E16ADD50.png" manifest:media-type="image/png"/>
  <manifest:file-entry manifest:full-path="Pictures/100000F80000A40E00005667E6AED6FF77C34CBB.wmf" manifest:media-type="image/x-wmf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 style:font-pitch="variable"/>
    <style:font-face style:name="Arial1" svg:font-family="Arial" style:font-family-generic="swiss"/>
    <style:font-face style:name="Arial2" svg:font-family="Arial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294a" draw:fill="solid" draw:fill-color="#ffffff" draw:textarea-horizontal-align="justify" draw:textarea-vertical-align="middle" draw:auto-grow-height="false" fo:min-height="1.02cm" fo:min-width="17.91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294a" draw:fill="solid" draw:fill-color="#005293" loext:fill-theme-color="accent1" draw:textarea-horizontal-align="justify" draw:textarea-vertical-align="middle" draw:auto-grow-height="false" fo:min-height="0.068cm" fo:min-width="1.167cm"/>
    </style:style>
    <style:style style:name="gr4" style:family="graphic" style:parent-style-name="standard">
      <style:graphic-properties draw:stroke="solid" svg:stroke-color="#00294a" draw:fill="solid" draw:fill-color="#005293" loext:fill-theme-color="accent1" draw:textarea-horizontal-align="justify" draw:textarea-vertical-align="middle" draw:auto-grow-height="false" fo:min-height="0.068cm" fo:min-width="1.167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Inhalt-notes">
      <style:graphic-properties draw:fill-color="#ffffff" fo:min-height="8.331cm"/>
      <style:paragraph-properties style:writing-mode="lr-tb"/>
    </style:style>
    <style:style style:name="pr3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Inhalt-outline1" style:list-style-name="L2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.129cm" fo:text-align="start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.129cm" fo:text-align="start" style:punctuation-wrap="simple" style:font-independent-line-spacing="true"/>
      <style:text-properties style:font-name="Liberation Sans3" fo:font-size="30pt" fo:language="en" fo:country="US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5293"/>
      <style:paragraph-properties fo:text-align="center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style:paragraph-properties fo:margin-top="0cm" fo:margin-bottom="0cm" fo:line-height="150%" fo:text-align="start" style:punctuation-wrap="simple"/>
      <style:text-properties fo:hyphenate="false" loext:hyphenation-no-caps="false" loext:hyphenation-no-last-word="false"/>
    </style:style>
    <style:style style:name="P8" style:family="paragraph">
      <loext:graphic-properties draw:fill="none"/>
      <style:paragraph-properties fo:margin-top="0cm" fo:margin-bottom="0cm" fo:line-height="150%" fo:text-align="start" style:punctuation-wrap="simple" style:font-independent-line-spacing="true"/>
      <style:text-properties style:font-name="Liberation Sans3" fo:font-size="14pt" fo:language="en" fo:country="US" fo:hyphenate="false" loext:hyphenation-no-caps="false" loext:hyphenation-no-last-word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style:font-name="Liberation Sans3" fo:font-size="14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prefix="[" style:num-suffix="]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r. rer. nat. Erika Mustermann (TUM) | kann beliebig erweitert werden | Infos mit Strich trennen</presentation:footer-decl>
      <draw:page draw:name="Gültigkeit der Masterfolien" draw:style-name="dp1" draw:master-page-name="Inhalt" presentation:use-footer-name="ftr1">
        <office:forms form:automatic-focus="false" form:apply-design-mode="false"/>
        <draw:frame draw:name="Titel 2" presentation:style-name="pr1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1">All-Reduce</text:span></text:p>
          </draw:text-box>
        </draw:frame>
        <draw:custom-shape draw:style-name="gr1" draw:text-style-name="P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0.191cm" svg:height="6.434cm" svg:x="0.87cm" svg:y="4.396cm">
          <draw:image xlink:href="Pictures/1000000000000305000001E84879E984E16ADD50.png" xlink:type="simple" xlink:show="embed" xlink:actuate="onLoad" draw:mime-type="image/png">
            <text:p/>
          </draw:image>
        </draw:frame>
        <draw:frame draw:style-name="gr2" draw:text-style-name="P4" draw:layer="layout" svg:width="10.294cm" svg:height="6.493cm" svg:x="7.62cm" svg:y="11.922cm">
          <draw:image xlink:href="Pictures/1000000000000304000001E79AB01F002C3A226E.png" xlink:type="simple" xlink:show="embed" xlink:actuate="onLoad" draw:mime-type="image/png">
            <text:p/>
          </draw:image>
        </draw:frame>
        <draw:custom-shape draw:style-name="gr3" draw:text-style-name="P5" draw:layer="layout" svg:width="1.905cm" svg:height="0.635cm" svg:x="12.065cm" svg:y="7.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0.16cm" svg:height="6.409cm" svg:x="14.605cm" svg:y="4.321cm">
          <draw:image xlink:href="Pictures/10000000000002F1000001DBFF27A50B74177E75.png" xlink:type="simple" xlink:show="embed" xlink:actuate="onLoad" draw:mime-type="image/png">
            <text:p/>
          </draw:image>
        </draw:frame>
        <draw:custom-shape draw:style-name="gr4" draw:text-style-name="P5" draw:layer="layout" svg:width="1.905cm" svg:height="0.635cm" draw:transform="rotate (-2.44346095279206) translate (15.837cm 10.846cm)">
          <text:p text:style-name="P4"><text:s/></text:p>
          <draw:enhanced-geometry svg:viewBox="0 0 21600 21600" draw:text-areas="0 ?f0 ?f5 ?f2" draw:mirror-vertical="fals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9.256cm" svg:height="6.942cm" svg:x="9.156cm" svg:y="1.407cm" draw:page-number="1" presentation:class="page"/>
          <draw:frame presentation:style-name="pr2" draw:text-style-name="P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" draw:style-name="dp1" draw:master-page-name="Inhalt" presentation:use-footer-name="ftr1">
        <office:forms form:automatic-focus="false" form:apply-design-mode="false"/>
        <draw:frame draw:name="Titel 1" presentation:style-name="pr3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1">Ring All-Reduce</text:span></text:p>
          </draw:text-box>
        </draw:frame>
        <draw:custom-shape draw:style-name="gr1" draw:text-style-name="P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05cm" svg:height="0.635cm" svg:x="11.765cm" svg:y="7.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905cm" svg:height="0.635cm" draw:transform="rotate (-2.69915168820923) translate (14.058cm 11.249cm)">
          <text:p text:style-name="P4"><text:s/></text:p>
          <draw:enhanced-geometry svg:viewBox="0 0 21600 21600" draw:text-areas="0 ?f0 ?f5 ?f2" draw:mirror-vertical="fals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9.927cm" svg:height="6.262cm" svg:x="1.103cm" svg:y="4.533cm">
          <draw:image xlink:href="Pictures/10000000000002F1000001DB7BDAAB2E3E8383A5.png" xlink:type="simple" xlink:show="embed" xlink:actuate="onLoad" draw:mime-type="image/png">
            <text:p/>
          </draw:image>
        </draw:frame>
        <draw:frame draw:style-name="gr2" draw:text-style-name="P4" draw:layer="layout" svg:width="9.939cm" svg:height="6.27cm" svg:x="14.17cm" svg:y="4.425cm">
          <draw:image xlink:href="Pictures/10000000000002F1000001DBFE9B12984972740C.png" xlink:type="simple" xlink:show="embed" xlink:actuate="onLoad" draw:mime-type="image/png">
            <text:p/>
          </draw:image>
        </draw:frame>
        <draw:frame draw:style-name="gr2" draw:text-style-name="P4" draw:layer="layout" svg:width="10.16cm" svg:height="6.409cm" svg:x="1.035cm" svg:y="11.806cm">
          <draw:image xlink:href="Pictures/10000000000002F1000001DB7EF2D3B0303832FE.png" xlink:type="simple" xlink:show="embed" xlink:actuate="onLoad" draw:mime-type="image/png">
            <text:p/>
          </draw:image>
        </draw:frame>
        <draw:custom-shape draw:style-name="gr3" draw:text-style-name="P5" draw:layer="layout" svg:width="1.905cm" svg:height="0.635cm" svg:x="12.065cm" svg:y="14.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0.16cm" svg:height="6.414cm" svg:x="14.17cm" svg:y="11.731cm">
          <draw:image xlink:href="Pictures/10000000000002F2000001DC98A2F0DF954A024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9.256cm" svg:height="6.942cm" svg:x="9.156cm" svg:y="1.407cm" draw:page-number="2" presentation:class="page"/>
          <draw:frame presentation:style-name="pr2" draw:text-style-name="P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1" draw:master-page-name="Inhalt" presentation:use-footer-name="ftr1">
        <office:forms form:automatic-focus="false" form:apply-design-mode="false"/>
        <draw:frame draw:name="Inhaltsplatzhalter 13" presentation:style-name="pr4" draw:text-style-name="P8" draw:layer="layout" svg:width="23.635cm" svg:height="13.053cm" svg:x="0.886cm" svg:y="4.895cm" presentation:class="outline" presentation:user-transformed="true">
          <draw:text-box>
            <text:list text:style-name="L2">
              <text:list-item>
                <text:p text:style-name="P7"><text:span text:style-name="T2">Edir Garcia Lazo (August 1, 2019): Visual intuition on ring-Allreduce for distributed Deep Learning</text:span></text:p>
              </text:list-item>
            </text:list>
          </draw:text-box>
        </draw:frame>
        <draw:frame draw:name="Titel 14" presentation:style-name="pr5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1">Literature</text:span></text:p>
          </draw:text-box>
        </draw:frame>
        <draw:custom-shape draw:style-name="gr1" draw:text-style-name="P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9.256cm" svg:height="6.942cm" svg:x="9.156cm" svg:y="1.407cm" draw:page-number="3" presentation:class="page"/>
          <draw:frame presentation:style-name="pr2" draw:text-style-name="P6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 style:font-pitch="variable"/>
    <style:font-face style:name="Arial1" svg:font-family="Arial" style:font-family-generic="swiss"/>
    <style:font-face style:name="Arial2" svg:font-family="Arial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false" style:shrink-to-fit="true" style:writing-mode="lr-tb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graphic-properties style:writing-mode="lr-tb"/>
      <style:paragraph-properties fo:margin-top="0.4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graphic-properties style:writing-mode="lr-tb"/>
      <style:paragraph-properties fo:margin-top="0.3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graphic-properties style:writing-mode="lr-tb"/>
      <style:paragraph-properties fo:margin-top="0.2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 style:writing-mode="lr-tb">
        <text:list-style style:name="Star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false" style:shrink-to-fit="true" style:writing-mode="lr-tb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 style:writing-mode="lr-tb">
        <text:list-style style:name="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false" style:shrink-to-fit="true" style:writing-mode="lr-tb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 style:writing-mode="lr-tb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false" style:shrink-to-fit="true" style:writing-mode="lr-tb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 style:writing-mode="lr-tb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false" style:shrink-to-fit="true" style:writing-mode="lr-tb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 style:writing-mode="lr-tb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false" style:shrink-to-fit="true" style:writing-mode="lr-tb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 style:writing-mode="lr-tb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false" style:shrink-to-fit="true" style:writing-mode="lr-tb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 style:writing-mode="lr-tb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round" svg:stroke-linecap="butt" draw:fill="solid" draw:fill-color="#f2f2f2" loext:fill-color-lum-mod="95%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" style:family="presentation" style:parent-style-name="Star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Star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" style:family="presentation" style:parent-style-name="Star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8" style:family="presentation" style:parent-style-name="Defaul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1" style:family="presentation" style:parent-style-name="Default_20_1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Default_20_1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6" style:family="presentation" style:parent-style-name="Inhal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18" style:family="presentation" style:parent-style-name="Inhal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1" style:family="presentation" style:parent-style-name="Zwei_20_Inhalte_20__2b__20_Tex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Zwei_20_Inhalte_20__2b_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23" style:family="presentation" style:parent-style-name="Zwei_20_Inhalte_20__2b__20_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cm" fo:padding-right="0cm" fo:wrap-option="wrap"/>
      <style:paragraph-properties style:writing-mode="lr-tb"/>
    </style:style>
    <style:style style:name="Mpr24" style:family="presentation" style:parent-style-name="Zwei_20_Inhalte_20__2b__20_Tex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7" style:family="presentation" style:parent-style-name="zwei_20_Inhalte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8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29" style:family="presentation" style:parent-style-name="zwei_20_Inhalte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2" style:family="presentation" style:parent-style-name="Inhalt_20__2b__20_Text-outline1">
      <style:graphic-properties draw:stroke="none" svg:stroke-width="0.026cm" draw:stroke-linejoin="miter" draw:fill="none" loext:fill-use-slide-background="tru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3" style:family="presentation" style:parent-style-name="Inhalt_20__2b__20_Text-backgroundobjects">
      <style:graphic-properties draw:stroke="none" svg:stroke-width="0cm" draw:fill="none" draw:fill-color="#ffffff" loext:fill-use-slide-background="tru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4" style:family="presentation" style:parent-style-name="Inhalt_20__2b__20_Tex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7" style:family="presentation" style:parent-style-name="große_20_Bilder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8" style:family="presentation" style:parent-style-name="große_20_Bil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9" style:family="presentation" style:parent-style-name="große_20_Bilder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2" style:family="presentation" style:parent-style-name="Bilder_20_formatfüllend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43" style:family="presentation" style:parent-style-name="Bilder_20_formatfüllend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6" style:family="presentation" style:parent-style-name="Zwei_20_Inhalte_20__2b__20_Text_20__28_Hintergrund_29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48" style:family="presentation" style:parent-style-name="Zwei_20_Inhalte_20__2b__20_Text_20__28_Hintergrund_29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cm" fo:padding-right="0cm" fo:wrap-option="wrap"/>
      <style:paragraph-properties style:writing-mode="lr-tb"/>
    </style:style>
    <style:style style:name="Mpr49" style:family="presentation" style:parent-style-name="Zwei_20_Inhalte_20__2b__20_Text_20__28_Hintergrund_29_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5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loext:graphic-properties draw:fill="solid" draw:fill-color="#ffffff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Arial2" style:font-size-complex="20pt" style:font-style-complex="normal" style:font-weight-complex="normal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.129cm" fo:text-align="start" style:punctuation-wrap="hanging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4" style:family="paragraph">
      <style:paragraph-properties fo:margin-top="0cm" fo:margin-bottom="0cm" fo:line-height="150%" fo:text-align="start" style:punctuation-wrap="simple" style:writing-mode="lr-tb"/>
    </style:style>
    <style:style style:name="MP15" style:family="paragraph">
      <style:paragraph-properties fo:margin-top="0cm" fo:margin-bottom="0cm" fo:line-height="1.129cm" fo:text-align="start" style:punctuation-wrap="simple" style:writing-mode="lr-tb"/>
    </style:style>
    <style:style style:name="MP16" style:family="paragraph">
      <style:paragraph-properties fo:margin-top="0cm" fo:margin-bottom="0cm" fo:line-height="114%" fo:text-align="end" style:writing-mode="lr-tb"/>
      <style:text-properties fo:font-size="18pt"/>
    </style:style>
    <style:style style:name="MP17" style:family="paragraph">
      <loext:graphic-properties draw:fill="none"/>
      <style:paragraph-properties fo:margin-top="0cm" fo:margin-bottom="0cm" fo:line-height="114%" fo:text-align="end" style:writing-mode="lr-tb" style:font-independent-line-spacing="true"/>
      <style:text-properties fo:font-size="18pt"/>
    </style:style>
    <style:style style:name="MP18" style:family="paragraph">
      <style:paragraph-properties fo:margin-top="0cm" fo:margin-bottom="0cm" fo:line-height="114%" fo:text-align="start" style:punctuation-wrap="simple" style:writing-mode="lr-tb"/>
    </style:style>
    <style:style style:name="MP19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20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MP21" style:family="paragraph">
      <style:paragraph-properties fo:margin-top="0cm" fo:margin-bottom="0cm" fo:line-height="100%" fo:text-align="start" style:punctuation-wrap="simple" style:writing-mode="lr-tb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3" style:family="paragraph">
      <loext:graphic-properties draw:fill="solid" draw:fill-color="#f2f2f2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0pt" fo:letter-spacing="normal" fo:language="de" fo:country="D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30pt" fo:letter-spacing="normal" fo:language="de" fo:country="D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2" fo:color="#000000" fo:font-size="100%"/>
      </text:list-level-style-bullet>
      <text:list-level-style-bullet text:level="3" text:bullet-char="-">
        <style:list-level-properties text:space-before="0.489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rt" style:page-layout-name="PM1" draw:style-name="Mdp1">
      <office:forms form:automatic-focus="false" form:apply-design-mode="false"/>
      <loext:theme loext:name="160104_TUM_Praesentation_p_v1">
        <loext:color-table loext:name="TUM">
          <loext:color loext:name="dk1" loext:color="#000000"/>
          <loext:color loext:name="lt1" loext:color="#ffffff"/>
          <loext:color loext:name="dk2" loext:color="#0065bd"/>
          <loext:color loext:name="lt2" loext:color="#eeece1"/>
          <loext:color loext:name="accent1" loext:color="#005293"/>
          <loext:color loext:name="accent2" loext:color="#98c6ea"/>
          <loext:color loext:name="accent3" loext:color="#64a0c8"/>
          <loext:color loext:name="accent4" loext:color="#dad7cb"/>
          <loext:color loext:name="accent5" loext:color="#a2ad00"/>
          <loext:color loext:name="accent6" loext:color="#e37222"/>
          <loext:color loext:name="hlink" loext:color="#0000ff"/>
          <loext:color loext:name="folHlink" loext:color="#800080"/>
        </loext:color-table>
      </loext:theme>
      <draw:frame draw:name="Bild 8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1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2">Referent</text:span><text:span text:style-name="MT2"><text:line-break/></text:span><text:span text:style-name="MT2">Ort, Datum (Schreibweise: 00. Januar 2015)</text:span></text:p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2" draw:text-style-name="MP10" draw:layer="backgroundobjects" svg:width="21.748cm" svg:height="1.068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3" draw:text-style-name="MP13" draw:layer="backgroundobjects" svg:width="23.635cm" svg:height="3.181cm" svg:x="0.886cm" svg:y="2.762cm" presentation:class="title" presentation:user-transformed="true">
        <draw:text-box>
          <text:p text:style-name="MP12"><text:span text:style-name="MT4">Titel durch Klicken bearbeiten</text:span></text:p>
        </draw:text-box>
      </draw:frame>
      <presentation:notes style:page-layout-name="PM2">
        <office:forms form:automatic-focus="false" form:apply-design-mode="false"/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6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4"><text:span text:style-name="MT2">Referent</text:span><text:span text:style-name="MT2"><text:line-break/></text:span><text:span text:style-name="MT2">Ort, Datum (Schreibweise: 00. Januar 2015)</text:span></text:p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7" presentation:style-name="Mpr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8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Default-title" draw:layer="backgroundobjects" svg:width="9.256cm" svg:height="6.942cm" svg:x="9.156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Titel 2">
        <loext:color-table loext:name="TUM">
          <loext:color loext:name="dk1" loext:color="#000000"/>
          <loext:color loext:name="lt1" loext:color="#ffffff"/>
          <loext:color loext:name="dk2" loext:color="#0065bd"/>
          <loext:color loext:name="lt2" loext:color="#eeece1"/>
          <loext:color loext:name="accent1" loext:color="#005293"/>
          <loext:color loext:name="accent2" loext:color="#98c6ea"/>
          <loext:color loext:name="accent3" loext:color="#64a0c8"/>
          <loext:color loext:name="accent4" loext:color="#dad7cb"/>
          <loext:color loext:name="accent5" loext:color="#a2ad00"/>
          <loext:color loext:name="accent6" loext:color="#e37222"/>
          <loext:color loext:name="hlink" loext:color="#0000ff"/>
          <loext:color loext:name="folHlink" loext:color="#800080"/>
        </loext:color-table>
      </loext:theme>
      <draw:custom-shape draw:name="Textfeld 22" draw:style-name="Mgr5" draw:text-style-name="MP17" draw:layer="backgroundobjects" svg:width="3.097cm" svg:height="0.578cm" svg:x="21.426cm" svg:y="18.188cm">
        <text:p text:style-name="MP16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5" draw:layer="backgroundobjects" svg:width="25.513cm" svg:height="19.049cm" svg:x="-0.118cm" svg:y="0cm">
        <draw:image xlink:href="Pictures/10000000000005E200000465B316BB00E2644663.jpg" xlink:type="simple" xlink:show="embed" xlink:actuate="onLoad" draw:mime-type="image/jpeg">
          <text:p/>
        </draw:image>
        <svg:desc>Fahnen_HG.jpg</svg:desc>
      </draw:frame>
      <draw:frame draw:name="Bild 6" draw:style-name="Mgr3" draw:text-style-name="MP5" draw:layer="backgroundobjects" svg:width="1.665cm" svg:height="0.889cm" svg:x="22.841cm" svg:y="0.902cm">
        <draw:image xlink:href="Pictures/100001E8000008CB000004A51C064E44593DEEE7.emf" xlink:type="simple" xlink:show="embed" xlink:actuate="onLoad" draw:mime-type="image/x-emf">
          <text:p/>
        </draw:image>
        <draw:image xlink:href="Pictures/10000001000000550000002DA8959F14008BF679.png" xlink:type="simple" xlink:show="embed" xlink:actuate="onLoad" draw:mime-type="image/png"/>
        <svg:desc>20150416 tum logo blau png final.png</svg:desc>
      </draw:frame>
      <draw:frame draw:name="Titel 1" presentation:style-name="Mpr11" draw:text-style-name="MP13" draw:layer="backgroundobjects" svg:width="23.635cm" svg:height="1.392cm" svg:x="0.886cm" svg:y="2.762cm" presentation:class="title" presentation:user-transformed="true">
        <draw:text-box>
          <text:p text:style-name="MP15"><text:span text:style-name="MT6">Titel der Präsentation durch Klicken bearbeiten</text:span></text:p>
        </draw:text-box>
      </draw:frame>
      <draw:frame draw:name="Inhaltsplatzhalter 2" presentation:style-name="Mpr12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4"><text:span text:style-name="MT7">Referent</text:span><text:span text:style-name="MT7"><text:line-break/></text:span><text:span text:style-name="MT7">Ort, Datum (Schreibweise: 00. Januar 2015)</text:span></text:p>
            </text:list-item>
          </text:list>
        </draw:text-box>
      </draw:frame>
      <draw:frame draw:name="Foliennummernplatzhalter 4" presentation:style-name="Mpr1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8"><text:page-number>&lt;number&gt;</text:page-number></text:span></text:p>
        </draw:text-box>
      </draw:frame>
      <draw:frame draw:name="Fußzeilenplatzhalter 6" presentation:style-name="Mpr1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8"><presentation:footer/></text:span></text:p>
        </draw:text-box>
      </draw:frame>
      <presentation:notes style:page-layout-name="PM2">
        <draw:page-thumbnail presentation:style-name="Default_20_1-title" draw:layer="backgroundobjects" svg:width="9.256cm" svg:height="6.942cm" svg:x="9.156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office:forms form:automatic-focus="false" form:apply-design-mode="false"/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16" draw:text-style-name="MP7" draw:layer="backgroundobjects" svg:width="23.635cm" svg:height="13.053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1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18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office:forms form:automatic-focus="false" form:apply-design-mode="false"/>
        <draw:page-thumbnail presentation:style-name="Inhalt-title" draw:layer="backgroundobjects" svg:width="9.256cm" svg:height="6.942cm" svg:x="9.156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Textplatzhalter 7" presentation:style-name="Mpr21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2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2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Inhaltsplatzhalter 9" presentation:style-name="Mpr23" draw:text-style-name="MP7" draw:layer="backgroundobjects" svg:width="11.785cm" svg:height="11.04cm" svg:x="0.881cm" svg:y="6.9cm" presentation:class="outline" presentation:user-transformed="true">
        <draw:text-box>
          <text:p text:style-name="MP21"><text:span text:style-name="MT2">Textmasterformate durch Klicken bearbeiten</text:span></text:p>
          <text:list text:style-name="ML5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24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Zwei_20_Inhalte_20__2b__20_Text-title" draw:layer="backgroundobjects" svg:width="9.256cm" svg:height="6.942cm" svg:x="9.156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27" draw:text-style-name="MP7" draw:layer="backgroundobjects" svg:width="11.613cm" svg:height="13.02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7" draw:layer="backgroundobjects" svg:width="11.613cm" svg:height="13.02cm" svg:x="12.909cm" svg:y="4.895cm" presentation:class="outline" presentation:user-transformed="true">
        <draw:text-box>
          <text:p text:style-name="MP18"><text:span text:style-name="MT2">Inhalt durch Klicken bearbeiten</text:span></text:p>
          <text:list text:style-name="ML5">
            <text:list-item>
              <text:list>
                <text:list-item>
                  <text:p text:style-name="MP19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7" presentation:style-name="Mpr2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2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zwei_20_Inhalte-title" draw:layer="backgroundobjects" svg:width="9.256cm" svg:height="6.942cm" svg:x="9.156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32" draw:text-style-name="MP7" draw:layer="backgroundobjects" svg:width="23.635cm" svg:height="11.006cm" svg:x="0.886cm" svg:y="6.943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3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3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extplatzhalter 7" presentation:style-name="Mpr32" draw:text-style-name="MP7" draw:layer="backgroundobjects" svg:width="23.635cm" svg:height="1.985cm" svg:x="0.886cm" svg:y="4.895cm" presentation:class="outline" presentation:user-transformed="true">
        <draw:text-box>
          <text:p text:style-name="MP18"><text:span text:style-name="MT2">Inhalt durch Klicken bearbeiten</text:span></text:p>
        </draw:text-box>
      </draw:frame>
      <draw:frame draw:name="Titel 1" presentation:style-name="Mpr34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Inhalt_20__2b__20_Text-title" draw:layer="backgroundobjects" svg:width="9.256cm" svg:height="6.942cm" svg:x="9.156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Textplatzhalter 7" presentation:style-name="Mpr37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3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3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3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große_20_Bilder-title" draw:layer="backgroundobjects" svg:width="9.256cm" svg:height="6.942cm" svg:x="9.156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4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4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43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Bilder_20_formatfüllend-title" draw:layer="backgroundobjects" svg:width="9.256cm" svg:height="6.942cm" svg:x="9.156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custom-shape draw:name="Rechteck 8" draw:style-name="Mgr6" draw:text-style-name="MP23" draw:layer="backgroundobjects" svg:width="25.399cm" svg:height="12.168cm" svg:x="0cm" svg:y="6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46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4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4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Inhaltsplatzhalter 9" presentation:style-name="Mpr48" draw:text-style-name="MP7" draw:layer="backgroundobjects" svg:width="11.785cm" svg:height="11.04cm" svg:x="0.881cm" svg:y="6.9cm" presentation:class="outline" presentation:user-transformed="true">
        <draw:text-box>
          <text:p text:style-name="MP21"><text:span text:style-name="MT2">Textmasterformate durch Klicken bearbeiten</text:span></text:p>
          <text:list text:style-name="ML5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4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Zwei_20_Inhalte_20__2b__20_Text_20__28_Hintergrund_29_-title" draw:layer="backgroundobjects" svg:width="9.256cm" svg:height="6.942cm" svg:x="9.156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editing-cycles>67</meta:editing-cycles>
    <meta:print-date>2015-07-30T14:04:45</meta:print-date>
    <meta:creation-date>2023-06-26T12:45:49.652660435</meta:creation-date>
    <dc:date>2023-06-29T00:10:54.932316119</dc:date>
    <meta:editing-duration>PT17H54M52S</meta:editing-duration>
    <meta:generator>LibreOffice/7.5.4.2$Linux_X86_64 LibreOffice_project/f5df176c80caea84288e6d2ddbbc413e4968a422</meta:generator>
    <meta:document-statistic meta:object-count="157"/>
    <meta:user-defined meta:name="AppVersion">16.0000</meta:user-defined>
    <meta:user-defined meta:name="Company">TUM ZIT</meta:user-defined>
    <meta:user-defined meta:name="Notes" meta:value-type="float">1</meta:user-defined>
    <meta:user-defined meta:name="PresentationFormat">Bildschirmpräsentation (4:3)</meta:user-defined>
    <meta:user-defined meta:name="Slides" meta:value-type="float">22</meta:user-defined>
  </office:meta>
</office:document-meta>
</file>